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office:automatic-styles>
  <office:body>
    <office:text text:use-soft-page-breaks="true">
      <text:p text:style-name="P1"><text:tab/>La problématique résolue par le pattern d'état est la gestion des différentes actions réalisables par la bille lorsqu'elle est au sol ou en l'air. En effet, les collisions avec les<text:s/>éléments<text:s/>du décor<text:s/>tels les murs et les vides doivent être pris en compte lorsque la bille est au sol et ignorées lorsqu'elle est en l'air. Les coordonnées de la bille devront donc être vérifiées à chaque nouvelle image et, en fonction de l’état de la bille et si une collision est détectée ou non, un blocage du déplacement de la bille devra être effectué.</text:p>
      <text:p text:style-name="P2"><text:tab/>L'implémentation de ce pattern passe par la création d'une classe abstraite « Etat » dont héritent les classes « AuSol » et « EnSaut ». La classe « Bille » est reliée à la classe « Etat » par une relation d’agrégation. La méthode « VerifierCoord » de la classe mère est surchargée dans les classes filles, et permet d'établir des actions différentes en fonctions de l'état actuel de la bille. Ici, gérer une collision et modifier la vitesse de la bille en fonction de la direction de la collision, ou ignorer la collision et permettre à la bille de passer<text:s/>au-dessus<text:s/>d'un élément du décor.</text:p>
      <text:p text:style-name="P3"><text:tab/>L'impact des limites du pattern d'Etat sera négligeable dans le cadre du projet. Effectivement, le fort couplage et les restrictions d'évolutivité<text:s/>seront effacés par le fait que l'application ne soit pas destinée à évoluer une fois terminée. L'impact sur les performances est difficile à juger tant que l'application n'est pas opérationnelle, mais il devrait également être minimal. De plus, les performances seront ajustables par la modification du nombre d'images par seconde utilisé par l'applic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e Cheminel</meta:initial-creator>
    <dc:creator>Exospector</dc:creator>
    <meta:creation-date>2014-03-23T15:49:00Z</meta:creation-date>
    <dc:date>2016-05-15T11:58:00Z</dc:date>
    <meta:template xlink:href="Normal.dotm" xlink:type="simple"/>
    <meta:editing-cycles>12</meta:editing-cycles>
    <meta:editing-duration>PT5040S</meta:editing-duration>
    <meta:document-statistic meta:page-count="1" meta:paragraph-count="3" meta:word-count="251" meta:character-count="1632" meta:row-count="11" meta:non-whitespace-character-count="1384"/>
  </office:meta>
</office:document-meta>
</file>